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fill="none" draw:textarea-horizontal-align="justify" draw:textarea-vertical-align="middle" draw:auto-grow-height="false" fo:padding-top="0.087cm" fo:padding-bottom="0.087cm" fo:padding-left="0.212cm" fo:padding-right="0.212cm"/>
    </style:style>
    <style:style style:name="gr2" style:family="graphic" style:parent-style-name="standard">
      <style:graphic-properties svg:stroke-width="0cm" draw:fill="solid" draw:fill-color="#000000" draw:textarea-horizontal-align="justify" draw:textarea-vertical-align="middle" draw:auto-grow-height="false" fo:padding-top="0.087cm" fo:padding-bottom="0.087cm" fo:padding-left="0.212cm" fo:padding-right="0.212cm"/>
    </style:style>
    <style:style style:name="gr3" style:family="graphic" style:parent-style-name="standard">
      <style:graphic-properties svg:stroke-width="0cm" draw:textarea-horizontal-align="center" draw:textarea-vertical-align="middle" fo:padding-top="0.087cm" fo:padding-bottom="0.087cm" fo:padding-left="0.212cm" fo:padding-right="0.212cm"/>
    </style:style>
    <style:style style:name="gr4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5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6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7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8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9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0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 fo:padding-top="0.087cm" fo:padding-bottom="0.087cm" fo:padding-left="0.212cm" fo:padding-right="0.212cm"/>
    </style:style>
    <style:style style:name="gr11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2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3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4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5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6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7" style:family="graphic" style:parent-style-name="standard" style:list-style-name="L1">
      <style:graphic-properties draw:stroke="solid" draw:stroke-dash="Dash_20_490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8" style:family="graphic" style:parent-style-name="standard" style:list-style-name="L1">
      <style:graphic-properties draw:stroke="solid" draw:stroke-dash="Dash_20_491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2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19" style:family="graphic" style:parent-style-name="standard" style:list-style-name="L1">
      <style:graphic-properties draw:stroke="solid" draw:stroke-dash="Dash_20_492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4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0" style:family="graphic" style:parent-style-name="standard" style:list-style-name="L1">
      <style:graphic-properties draw:stroke="solid" draw:stroke-dash="Dash_20_493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6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1" style:family="graphic" style:parent-style-name="standard" style:list-style-name="L1">
      <style:graphic-properties draw:stroke="solid" draw:stroke-dash="Dash_20_494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28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2" style:family="graphic" style:parent-style-name="standard" style:list-style-name="L1">
      <style:graphic-properties draw:stroke="solid" draw:stroke-dash="Dash_20_495" svg:stroke-width="0.03cm" svg:stroke-color="#000000" draw:marker-start="" draw:marker-start-width="0.3cm" draw:marker-start-center="false" draw:marker-end="" draw:marker-end-width="0.3cm" draw:marker-end-center="false" draw:fill="solid" draw:fill-color="#b3b3b3" draw:fill-gradient-name="Gradient_20_10" draw:fill-hatch-name="Hatch_20_630" draw:fill-image-name="Bitmape_20_5" draw:textarea-horizontal-align="center" draw:textarea-vertical-align="middle" fo:padding-top="0.014cm" fo:padding-bottom="0.014cm" fo:padding-left="0.014cm" fo:padding-right="0.014cm" draw:shadow="hidden" draw:shadow-offset-x="0.3cm" draw:shadow-offset-y="0.3cm" draw:shadow-color="#808080"/>
    </style:style>
    <style:style style:name="gr23" style:family="graphic" style:parent-style-name="standard">
      <style:graphic-properties svg:stroke-width="0cm" draw:marker-start-width="0.279cm" draw:marker-end="Arrow" draw:marker-end-width="0.102cm" draw:textarea-horizontal-align="center" draw:textarea-vertical-align="middle" fo:padding-top="0.087cm" fo:padding-bottom="0.087cm" fo:padding-left="0.212cm" fo:padding-right="0.212cm"/>
    </style:style>
    <style:style style:name="P1" style:family="paragraph">
      <style:paragraph-properties fo:text-align="center"/>
    </style:style>
    <style:style style:name="P2" style:family="paragraph">
      <style:paragraph-properties text:enable-numbering="false" fo:margin-left="0cm" fo:margin-right="0cm" fo:margin-top="0cm" fo:margin-bottom="0cm" fo:line-height="100%" fo:text-align="center" fo:text-indent="0cm"/>
      <style:text-properties fo:color="#000000" style:text-outline="false" style:text-line-through-style="none" fo:font-family="Times" style:font-style-name="Normal" style:font-family-generic="roman" style:font-pitch="variable" fo:font-size="12pt" fo:font-style="normal" fo:text-shadow="none" style:text-underline-style="none" fo:font-weight="normal" style:font-family-asian="'HG Mincho Light J'" style:font-pitch-asian="variable" style:font-size-asian="24pt" style:font-style-asian="normal" style:font-weight-asian="normal" style:font-family-complex="'Arial Unicode MS'" style:font-pitch-complex="variable" style:font-size-complex="24pt" style:font-style-complex="normal" style:font-weight-complex="normal" style:text-emphasize="none" style:font-relief="none"/>
    </style:style>
    <style:style style:name="P3" style:family="paragraph">
      <style:text-properties fo:font-family="'XB Tabriz'" style:font-pitch="variable" fo:font-size="12pt" style:font-size-asian="12pt" style:font-family-complex="'XB Tabriz'" style:font-pitch-complex="variable" style:font-size-complex="12pt"/>
    </style:style>
    <style:style style:name="T1" style:family="text">
      <style:text-properties fo:font-family="'XB Tabriz'" style:font-pitch="variable" fo:font-size="12pt" style:font-size-asian="12pt" style:font-family-complex="'XB Tabriz'" style:font-pitch-complex="variable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508cm" svg:height="0.508cm" svg:x="6.258cm" svg:y="1.1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6.461cm" svg:y="1.1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6.461cm" svg:y="1.70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6.512cm" svg:y1="2.418cm" svg:x2="8.18cm" svg:y2="2.418cm">
          <text:p/>
        </draw:line>
        <draw:g>
          <draw:ellipse draw:style-name="gr4" draw:text-style-name="P2" draw:layer="layout" svg:width="-0.189cm" svg:height="-0.419cm" svg:x="7.8cm" svg:y="0.695cm" draw:kind="arc" draw:start-angle="180.55" draw:end-angle="0.27">
            <text:p/>
          </draw:ellipse>
          <draw:ellipse draw:style-name="gr5" draw:text-style-name="P2" draw:layer="layout" svg:width="-0.189cm" svg:height="-0.419cm" svg:x="7.611cm" svg:y="0.695cm" draw:kind="arc" draw:start-angle="180.55" draw:end-angle="0.27">
            <text:p/>
          </draw:ellipse>
          <draw:ellipse draw:style-name="gr6" draw:text-style-name="P2" draw:layer="layout" svg:width="-0.189cm" svg:height="-0.42cm" svg:x="7.423cm" svg:y="0.695cm" draw:kind="arc" draw:start-angle="180.55" draw:end-angle="0.27">
            <text:p/>
          </draw:ellipse>
          <draw:ellipse draw:style-name="gr7" draw:text-style-name="P2" draw:layer="layout" svg:width="-0.19cm" svg:height="-0.419cm" svg:x="7.235cm" svg:y="0.695cm" draw:kind="arc" draw:start-angle="180.55" draw:end-angle="0.27">
            <text:p/>
          </draw:ellipse>
          <draw:line draw:style-name="gr8" draw:text-style-name="P2" draw:layer="layout" svg:x1="7.045cm" svg:y1="0.486cm" svg:x2="6.929cm" svg:y2="0.486cm">
            <text:p/>
          </draw:line>
          <draw:line draw:style-name="gr9" draw:text-style-name="P2" draw:layer="layout" svg:x1="7.916cm" svg:y1="0.486cm" svg:x2="7.8cm" svg:y2="0.486cm">
            <text:p/>
          </draw:line>
        </draw:g>
        <draw:line draw:style-name="gr3" draw:text-style-name="P1" draw:layer="layout" svg:x1="6.512cm" svg:y1="1.127cm" svg:x2="6.512cm" svg:y2="0.488cm">
          <text:p/>
        </draw:line>
        <draw:frame draw:style-name="gr10" draw:text-style-name="P3" draw:layer="layout" svg:width="2.043cm" svg:height="1.495cm" svg:x="6.543cm" svg:y="2.326cm">
          <draw:text-box>
            <text:p><text:span text:style-name="T1">سلسلہ وار</text:span><text:span text:style-name="T1"> </text:span></text:p>
            <text:p><text:span text:style-name="T1">جُڑی جنریٹر</text:span></text:p>
          </draw:text-box>
        </draw:frame>
        <draw:line draw:style-name="gr3" draw:text-style-name="P1" draw:layer="layout" svg:x1="6.512cm" svg:y1="0.488cm" svg:x2="6.929cm" svg:y2="0.488cm">
          <text:p/>
        </draw:line>
        <draw:line draw:style-name="gr3" draw:text-style-name="P1" draw:layer="layout" svg:x1="7.914cm" svg:y1="0.488cm" svg:x2="8.179cm" svg:y2="0.488cm">
          <text:p/>
        </draw:line>
        <draw:custom-shape draw:style-name="gr1" draw:text-style-name="P1" draw:layer="layout" svg:width="0.508cm" svg:height="0.508cm" svg:x="0.995cm" svg:y="1.2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111cm" svg:height="0.072cm" svg:x="1.198cm" svg:y="1.16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0.111cm" svg:height="0.072cm" svg:x="1.198cm" svg:y="1.74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.253cm" svg:y1="2.456cm" svg:x2="3.661cm" svg:y2="2.456cm">
          <text:p/>
        </draw:line>
        <draw:g draw:id="id3">
          <draw:glue-point draw:id="4" svg:x="-1.904cm" svg:y="4.575cm"/>
          <draw:ellipse draw:style-name="gr11" draw:text-style-name="P2" draw:layer="layout" svg:width="-0.189cm" svg:height="-0.419cm" svg:x="3.14cm" svg:y="0.732cm" draw:kind="arc" draw:start-angle="180.55" draw:end-angle="0.27">
            <text:p/>
          </draw:ellipse>
          <draw:ellipse draw:style-name="gr12" draw:text-style-name="P2" draw:layer="layout" svg:width="-0.189cm" svg:height="-0.419cm" svg:x="2.951cm" svg:y="0.732cm" draw:kind="arc" draw:start-angle="180.55" draw:end-angle="0.27">
            <text:p/>
          </draw:ellipse>
          <draw:ellipse draw:style-name="gr13" draw:text-style-name="P2" draw:layer="layout" svg:width="-0.189cm" svg:height="-0.42cm" svg:x="2.763cm" svg:y="0.732cm" draw:kind="arc" draw:start-angle="180.55" draw:end-angle="0.27">
            <text:p/>
          </draw:ellipse>
          <draw:ellipse draw:style-name="gr14" draw:text-style-name="P2" draw:layer="layout" svg:width="-0.19cm" svg:height="-0.419cm" svg:x="2.575cm" svg:y="0.732cm" draw:kind="arc" draw:start-angle="180.55" draw:end-angle="0.27">
            <text:p/>
          </draw:ellipse>
          <draw:line draw:style-name="gr15" draw:text-style-name="P2" draw:layer="layout" svg:x1="2.385cm" svg:y1="0.523cm" svg:x2="2.269cm" svg:y2="0.523cm">
            <text:p/>
          </draw:line>
          <draw:line draw:style-name="gr16" draw:text-style-name="P2" draw:layer="layout" svg:x1="3.256cm" svg:y1="0.523cm" svg:x2="3.14cm" svg:y2="0.523cm">
            <text:p/>
          </draw:line>
        </draw:g>
        <draw:line draw:style-name="gr3" draw:text-style-name="P1" draw:layer="layout" svg:x1="1.249cm" svg:y1="1.165cm" svg:x2="1.249cm" svg:y2="0.526cm">
          <text:p/>
        </draw:line>
        <draw:frame draw:style-name="gr10" draw:text-style-name="P3" draw:layer="layout" svg:width="2.174cm" svg:height="0.835cm" svg:x="1.314cm" svg:y="2.71cm">
          <draw:text-box>
            <text:p><text:span text:style-name="T1">مرکب جنریٹر</text:span></text:p>
          </draw:text-box>
        </draw:frame>
        <draw:line draw:style-name="gr3" draw:text-style-name="P1" draw:layer="layout" svg:x1="1.249cm" svg:y1="0.526cm" svg:x2="2.289cm" svg:y2="0.525cm">
          <text:p/>
        </draw:line>
        <draw:line draw:style-name="gr3" draw:text-style-name="P1" draw:layer="layout" svg:x1="3.254cm" svg:y1="0.525cm" svg:x2="3.651cm" svg:y2="0.525cm">
          <text:p/>
        </draw:line>
        <draw:g draw:id="id2">
          <draw:ellipse draw:style-name="gr17" draw:text-style-name="P2" draw:layer="layout" svg:width="0.189cm" svg:height="0.419cm" draw:transform="rotate (1.5707963267946) translate (1.675cm 1.833cm)" draw:kind="arc" draw:start-angle="180.55" draw:end-angle="0.27">
            <text:p/>
          </draw:ellipse>
          <draw:ellipse draw:style-name="gr18" draw:text-style-name="P2" draw:layer="layout" svg:width="0.189cm" svg:height="0.419cm" draw:transform="rotate (1.5707963267946) translate (1.675cm 1.644cm)" draw:kind="arc" draw:start-angle="180.55" draw:end-angle="0.27">
            <text:p/>
          </draw:ellipse>
          <draw:ellipse draw:style-name="gr19" draw:text-style-name="P2" draw:layer="layout" svg:width="0.189cm" svg:height="0.42cm" draw:transform="rotate (1.5707963267946) translate (1.675cm 1.456cm)" draw:kind="arc" draw:start-angle="180.55" draw:end-angle="0.27">
            <text:p/>
          </draw:ellipse>
          <draw:ellipse draw:style-name="gr20" draw:text-style-name="P2" draw:layer="layout" svg:width="0.19cm" svg:height="0.419cm" draw:transform="rotate (1.5707963267946) translate (1.675cm 1.268cm)" draw:kind="arc" draw:start-angle="180.55" draw:end-angle="0.27">
            <text:p/>
          </draw:ellipse>
          <draw:line draw:style-name="gr21" draw:text-style-name="P2" draw:layer="layout" svg:x1="1.884cm" svg:y1="1.078cm" svg:x2="1.884cm" svg:y2="0.962cm">
            <text:p/>
          </draw:line>
          <draw:line draw:style-name="gr22" draw:text-style-name="P2" draw:layer="layout" svg:x1="1.884cm" svg:y1="1.949cm" svg:x2="1.884cm" svg:y2="1.833cm">
            <text:p/>
          </draw:line>
        </draw:g>
        <draw:line draw:style-name="gr3" draw:text-style-name="P1" draw:layer="layout" svg:x1="1.253cm" svg:y1="2.455cm" svg:x2="1.253cm" svg:y2="1.816cm">
          <text:p/>
        </draw:line>
        <draw:line draw:style-name="gr3" draw:text-style-name="P1" draw:layer="layout" svg:x1="1.883cm" svg:y1="1.948cm" svg:x2="1.883cm" svg:y2="2.456cm">
          <text:p/>
        </draw:line>
        <draw:line draw:style-name="gr3" draw:text-style-name="P1" draw:layer="layout" svg:x1="1.883cm" svg:y1="0.962cm" svg:x2="1.883cm" svg:y2="0.525cm">
          <text:p/>
        </draw:line>
        <draw:line draw:style-name="gr3" draw:text-style-name="P1" draw:layer="layout" svg:x1="6.512cm" svg:y1="2.417cm" svg:x2="6.512cm" svg:y2="1.778cm">
          <text:p/>
        </draw:line>
        <draw:frame draw:style-name="gr10" draw:text-style-name="P3" draw:id="id1" draw:layer="layout" svg:width="2.196cm" svg:height="0.835cm" svg:x="3.036cm" svg:y="1.026cm">
          <draw:text-box>
            <text:p><text:span text:style-name="T1">میدانی لچھے</text:span></text:p>
          </draw:text-box>
          <draw:glue-point draw:id="4" svg:x="-3.055cm" svg:y="-1.077cm"/>
        </draw:frame>
        <draw:connector draw:style-name="gr23" draw:text-style-name="P1" draw:layer="layout" draw:type="curve" draw:line-skew="0.665cm -3.572cm" svg:x1="3.464cm" svg:y1="1.354cm" svg:x2="2.095cm" svg:y2="1.455cm" draw:start-shape="id1" draw:start-glue-point="4" draw:end-shape="id2" draw:end-glue-point="1" svg:d="m3464 1354c0-363-652-302-969-187s-301 288-400 288">
          <text:p/>
        </draw:connector>
        <draw:connector draw:style-name="gr23" draw:text-style-name="P1" draw:layer="layout" draw:type="curve" svg:x1="3.464cm" svg:y1="1.354cm" svg:x2="2.575cm" svg:y2="0.514cm" draw:start-shape="id1" draw:start-glue-point="4" draw:end-shape="id3" draw:end-glue-point="4" svg:d="m3464 1354c0-858-889-438-889-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0" draw:display-name="Gradient 10" draw:style="linear" draw:start-color="#000000" draw:end-color="#ffffff" draw:start-intensity="100%" draw:end-intensity="100%" draw:angle="0" draw:border="0%"/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hatch draw:name="Hatch_20_620" draw:display-name="Hatch 620" draw:style="single" draw:color="#000000" draw:distance="0.011cm" draw:rotation="0"/>
    <draw:hatch draw:name="Hatch_20_622" draw:display-name="Hatch 622" draw:style="single" draw:color="#000000" draw:distance="0.011cm" draw:rotation="0"/>
    <draw:hatch draw:name="Hatch_20_624" draw:display-name="Hatch 624" draw:style="single" draw:color="#000000" draw:distance="0.011cm" draw:rotation="0"/>
    <draw:hatch draw:name="Hatch_20_626" draw:display-name="Hatch 626" draw:style="single" draw:color="#000000" draw:distance="0.011cm" draw:rotation="0"/>
    <draw:hatch draw:name="Hatch_20_628" draw:display-name="Hatch 628" draw:style="single" draw:color="#000000" draw:distance="0.011cm" draw:rotation="0"/>
    <draw:hatch draw:name="Hatch_20_630" draw:display-name="Hatch 630" draw:style="single" draw:color="#000000" draw:distance="0.011cm" draw:rotation="0"/>
    <draw:fill-image draw:name="Bitmape_20_1" draw:display-name="Bitmape 1" xlink:href="Pictures/10000000000000200000002000309F1C.png" xlink:type="simple" xlink:show="embed" xlink:actuate="onLoad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Dash_20_490" draw:display-name="Dash 490" draw:style="rect" draw:dots1="1" draw:dots1-length="0.011cm" draw:dots2="1" draw:dots2-length="0.011cm" draw:distance="0.011cm"/>
    <draw:stroke-dash draw:name="Dash_20_491" draw:display-name="Dash 491" draw:style="rect" draw:dots1="1" draw:dots1-length="0.011cm" draw:dots2="1" draw:dots2-length="0.011cm" draw:distance="0.011cm"/>
    <draw:stroke-dash draw:name="Dash_20_492" draw:display-name="Dash 492" draw:style="rect" draw:dots1="1" draw:dots1-length="0.011cm" draw:dots2="1" draw:dots2-length="0.011cm" draw:distance="0.011cm"/>
    <draw:stroke-dash draw:name="Dash_20_493" draw:display-name="Dash 493" draw:style="rect" draw:dots1="1" draw:dots1-length="0.011cm" draw:dots2="1" draw:dots2-length="0.011cm" draw:distance="0.011cm"/>
    <draw:stroke-dash draw:name="Dash_20_494" draw:display-name="Dash 494" draw:style="rect" draw:dots1="1" draw:dots1-length="0.011cm" draw:dots2="1" draw:dots2-length="0.011cm" draw:distance="0.011cm"/>
    <draw:stroke-dash draw:name="Dash_20_495" draw:display-name="Dash 495" draw:style="rect" draw:dots1="1" draw:dots1-length="0.011cm" draw:dots2="1" draw:dots2-length="0.011cm" draw:distance="0.01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.076cm" svg:stroke-color="#000000" draw:marker-start-width="0.406cm" draw:marker-start-center="false" draw:marker-end-width="0.406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3.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1$Linux OpenOffice.org_project/310m19$Build-9420</meta:generator>
    <dc:date>2011-07-31T13:18:43</dc:date>
    <dc:creator>khalid khan</dc:creator>
    <meta:editing-duration>PT00H14M29S</meta:editing-duration>
    <meta:editing-cycles>1</meta:editing-cycles>
    <meta:document-statistic meta:object-count="44"/>
  </office:meta>
</office:document-meta>
</file>